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.28mm" style:rel-column-width="866*"/>
    </style:style>
    <style:style style:name="Table1.B" style:family="table-column">
      <style:table-column-properties style:column-width="67.72mm" style:rel-column-width="3839*"/>
    </style:style>
    <style:style style:name="Table1.C" style:family="table-column">
      <style:table-column-properties style:column-width="87.01mm" style:rel-column-width="4933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.28mm" style:rel-column-width="866*"/>
    </style:style>
    <style:style style:name="Table2.B" style:family="table-column">
      <style:table-column-properties style:column-width="74.68mm" style:rel-column-width="4234*"/>
    </style:style>
    <style:style style:name="Table2.C" style:family="table-column">
      <style:table-column-properties style:column-width="80.05mm" style:rel-column-width="4538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5089"/>
    </style:style>
    <style:style style:name="P2" style:family="paragraph" style:parent-style-name="Standard">
      <style:paragraph-properties fo:break-before="page"/>
      <style:text-properties fo:font-weight="bold" officeooo:paragraph-rsid="0018508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8508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85089"/>
    </style:style>
    <style:style style:name="P7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Überblick über das Programm für “Going Dutch”: Schritte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71463928464">
          <table:table-cell table:style-name="Table1.A1" office:value-type="string">
            <text:p text:style-name="P3">Schritt</text:p>
          </table:table-cell>
          <table:table-cell table:style-name="Table1.A1" office:value-type="string">
            <text:p text:style-name="P3">Skript</text:p>
          </table:table-cell>
          <table:table-cell table:style-name="Table1.C1" office:value-type="string">
            <text:p text:style-name="P3">Nutzer/in</text:p>
          </table:table-cell>
        </table:table-row>
        <table:table-row table:style-name="TableLine93971463928464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Zeigt Erläuterung des Programms an.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Fragt nach dem Rechnungsbetrag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Gibt Rechnungsbetrag an</text:p>
          </table:table-cell>
        </table:table-row>
        <table:table-row table:style-name="TableLine93971463928464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Prüft, ob Angabe ein “int” ist <text:line-break/>(Schleife, ggfs. mehrfach)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Wenn ja, geht weiter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Solange nein, fragt nach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Ggfs. gibt Rechnungsbetrag nochmal ein</text:p>
          </table:table-cell>
        </table:table-row>
        <table:table-row table:style-name="TableLine93971463928464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Fragt nach Anzahl der Personen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Gibt Anzahl der Personen ein</text:p>
          </table:table-cell>
        </table:table-row>
        <table:table-row table:style-name="TableLine93971463928464"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Prüft, ob Angabe ein “int” ist <text:line-break/>(Schleife, ggfs. mehrfach)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Wenn ja, geht weiter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Solange nein, fragt nach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Ggfs.: Gibt Rechnungsbetrag nochmal ein</text:p>
          </table:table-cell>
        </table:table-row>
        <table:table-row table:style-name="TableLine93971463928464"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Berechnet Rechnung inkl. Trinkgeld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Zeigt Rechnung inkl. Trinkgeld an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Berechnet Betrag pro Person (so, dass die Summe mindestens der Rechnung inkl. Trinkgeld entspricht und jeder den gleichen glatten Eurobetrag bezahlt)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5">Zeigt den Betrag pro Person an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Berechnet die Summe, die insgesamt bezahlt wird</text:p>
          </table:table-cell>
          <table:table-cell table:style-name="Table1.C2" office:value-type="string">
            <text:p text:style-name="P5"/>
          </table:table-cell>
        </table:table-row>
        <table:table-row table:style-name="TableLine93971463928464"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Zeigt die Summe an</text:p>
          </table:table-cell>
          <table:table-cell table:style-name="Table1.C2" office:value-type="string">
            <text:p text:style-name="P5"/>
          </table:table-cell>
        </table:table-row>
      </table:table>
      <text:p text:style-name="Standard"/>
      <text:p text:style-name="P2">Überblick über das Programm “Going Dutch”: Schritte mit Bibliotheken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71581316336">
          <table:table-cell table:style-name="Table2.A1" office:value-type="string">
            <text:p text:style-name="P4">Schritt</text:p>
          </table:table-cell>
          <table:table-cell table:style-name="Table2.A1" office:value-type="string">
            <text:p text:style-name="P4">Skript</text:p>
          </table:table-cell>
          <table:table-cell table:style-name="Table2.C1" office:value-type="string">
            <text:p text:style-name="P4">Nutzer/in</text:p>
          </table:table-cell>
        </table:table-row>
        <table:table-row table:style-name="TableLine93971581316336"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Zeigt Erläuterung des Programms an.</text:p>
            <text:p text:style-name="P6">(print)</text:p>
            <text:p text:style-name="P6">(Funktion 1: Datenerhebung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Fragt nach dem Rechnungsbetrag</text:p>
            <text:p text:style-name="P6">(input() mit Text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>Gibt Rechnungsbetrag an</text:p>
          </table:table-cell>
        </table:table-row>
        <table:table-row table:style-name="TableLine93971581316336"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Prüft, ob Angabe ein “int” ist <text:line-break/>(Schleife, ggfs. Mehrfach)</text:p>
            <text:p text:style-name="P6">while-Schleife</text:p>
            <text:p text:style-name="P6">str.isnumeric(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Wenn ja, geht weiter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6</text:p>
          </table:table-cell>
          <table:table-cell table:style-name="Table2.A2" office:value-type="string">
            <text:p text:style-name="P6">Solange nein, fragt nach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7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>Ggfs. gibt Rechnungsbetrag nochmal ein</text:p>
          </table:table-cell>
        </table:table-row>
        <table:table-row table:style-name="TableLine93971581316336">
          <table:table-cell table:style-name="Table2.A2" office:value-type="string">
            <text:p text:style-name="P6">8</text:p>
          </table:table-cell>
          <table:table-cell table:style-name="Table2.A2" office:value-type="string">
            <text:p text:style-name="P6">Fragt nach Anzahl der Personen</text:p>
            <text:p text:style-name="P6">input() mit Text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>Gibt Anzahl der Personen ein</text:p>
          </table:table-cell>
        </table:table-row>
        <table:table-row table:style-name="TableLine93971581316336"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6">Prüft, ob Angabe ein “int” ist <text:line-break/>(Schleife, ggfs. Mehrfach)</text:p>
            <text:p text:style-name="P6">while-Schleife</text:p>
            <text:p text:style-name="P6">str.isnumeric(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1</text:p>
          </table:table-cell>
          <table:table-cell table:style-name="Table2.A2" office:value-type="string">
            <text:p text:style-name="P6">Wenn ja, geht weiter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2</text:p>
          </table:table-cell>
          <table:table-cell table:style-name="Table2.A2" office:value-type="string">
            <text:p text:style-name="P6">Solange nein, fragt nach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4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6">Ggfs.: Gibt Rechnungsbetrag nochmal ein</text:p>
          </table:table-cell>
        </table:table-row>
        <table:table-row table:style-name="TableLine93971581316336"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6">Berechnet Rechnung inkl. Trinkgeld</text:p>
            <text:p text:style-name="P6">Muliplikation</text:p>
            <text:p text:style-name="P6">Aufrunden mit math.ceil()</text:p>
            <text:p text:style-name="P6">(Ab hier: Funktion 2: Berechnungen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6</text:p>
          </table:table-cell>
          <table:table-cell table:style-name="Table2.A2" office:value-type="string">
            <text:p text:style-name="P6">Zeigt Rechnung inkl. Trinkgeld an</text:p>
            <text:p text:style-name="P6">print(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7</text:p>
          </table:table-cell>
          <table:table-cell table:style-name="Table2.A2" office:value-type="string">
            <text:p text:style-name="P6">Berechnet Betrag pro Person (so, dass die Summe mindestens der Rechnung inkl. Trinkgeld entspricht und jeder den gleichen glatten Eurobetrag bezahlt)</text:p>
            <text:p text:style-name="P6">mit Modulo-Division:<text:line-break/> // (int) bzw. % (rest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8</text:p>
          </table:table-cell>
          <table:table-cell table:style-name="Table2.A2" office:value-type="string">
            <text:p text:style-name="P6">Zeigt den Betrag pro Person an</text:p>
            <text:p text:style-name="P6">print(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19</text:p>
          </table:table-cell>
          <table:table-cell table:style-name="Table2.A2" office:value-type="string">
            <text:p text:style-name="P6">Berechnet die Summe, die insgesamt bezahlt wird</text:p>
            <text:p text:style-name="P6"><text:soft-page-break/>Summe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6">Zeigt die Summe an: print()</text:p>
          </table:table-cell>
          <table:table-cell table:style-name="Table2.C2" office:value-type="string">
            <text:p text:style-name="P6"/>
          </table:table-cell>
        </table:table-row>
        <table:table-row table:style-name="TableLine93971581316336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(+ Funktion main(): Koordination)</text:p>
          </table:table-cell>
          <table:table-cell table:style-name="Table2.C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f Schöch</meta:initial-creator>
    <meta:creation-date>2021-05-17T10:31:36.337790462</meta:creation-date>
    <dc:date>2021-05-17T10:59:21.576274133</dc:date>
    <dc:creator>Christof Schöch</dc:creator>
    <meta:editing-duration>PT27M43S</meta:editing-duration>
    <meta:editing-cycles>9</meta:editing-cycles>
    <meta:generator>LibreOffice/7.1.2.2$Linux_X86_64 LibreOffice_project/10$Build-2</meta:generator>
    <meta:document-statistic meta:table-count="2" meta:image-count="0" meta:object-count="0" meta:page-count="3" meta:paragraph-count="100" meta:word-count="325" meta:character-count="2005" meta:non-whitespace-character-count="1775"/>
  </office:meta>
</office:document-meta>
</file>